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5807770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548185638"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51916550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131949995"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153452944"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6322009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81910166"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467888998"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05008502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8027499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1129750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919586216"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9758311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03170494"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957898948"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003820777" text:continue-list="list29758311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94924112"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64831275"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81198222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143581928"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704224583" text:style-name="L16">
        <text:list-item>
          <text:p text:style-name="P63"><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3"><text:span text:style-name="T22">Last Media Elements</text:span><text:span text:style-name="T23">: conditions → </text:span><text:span text:style-name="T24">(public = true) </text:span><text:span text:style-name="T15">∧</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671083718"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81805535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499016065"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762861363"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48519806"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32079168"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613769856" text:continue-list="list448519806"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85633212"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882218681"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98185672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04821415"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320021050"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656184819" text:style-name="L28">
        <text:list-item>
          <text:p text:style-name="P49">database configuration and controls (we already saw these controls in <text:span text:style-name="T20">Section 1.2</text:span>, <text:span text:style-name="T20">Section 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 descripion &lt; 1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48184508" text:style-name="L29">
        <text:list-item>
          <text:p text:style-name="P50"><text:span text:style-name="T28">Manual 'before_destroy' callbacks</text:span> (in blue in the picture)</text:p>
        </text:list-item>
        <text:list-item>
          <text:p text:style-name="P50"><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739708992"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text:soft-page-break/>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soft-page-break/>)</text:p>
          </table:table-cell>
          <table:table-cell table:style-name="Tabella4.C12" office:value-type="string">
            <text:p text:style-name="P23">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text:soft-page-break/>(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0T12:24:57</dc:date>
    <dc:creator>Morgan Spa</dc:creator>
    <meta:editing-duration>P1DT6H5M3S</meta:editing-duration>
    <meta:editing-cycles>458</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8" meta:word-count="6283" meta:character-count="35934" meta:non-whitespace-character-count="33348"/>
  </office:meta>
</office:document-meta>
</file>